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6400000688CEBC030298EC2DB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07.COMP_512_Assignment_7</text:p>
      <text:p text:style-name="Text_20_body"><draw:frame draw:style-name="fr1" draw:name="graphics_untitled_page" text:anchor-type="char" svg:width="8.228in" svg:height="4.3366in" draw:z-index="0"><draw:image xlink:href="Pictures/1000020100000C6400000688CEBC030298EC2D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in" fo:margin-bottom="0.5in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457in" fo:margin-bottom="0.8457in" fo:margin-left="0.6339in" fo:margin-right="0.633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03:43:21.748854000</meta:creation-date>
    <meta:editing-duration>PT1M46S</meta:editing-duration>
    <meta:editing-cycles>2</meta:editing-cycles>
    <meta:generator>LibreOffice/5.3.3.2$MacOSX_X86_64 LibreOffice_project/3d9a8b4b4e538a85e0782bd6c2d430bafe583448</meta:generator>
    <dc:description>Document generated from a Pencil drawing</dc:description>
    <dc:title>07.COMP_512_Assignment_7</dc:title>
    <dc:date>2017-08-17T03:45:06.846423000</dc:date>
    <meta:document-statistic meta:table-count="0" meta:image-count="1" meta:object-count="0" meta:page-count="1" meta:paragraph-count="1" meta:word-count="1" meta:character-count="24" meta:non-whitespace-character-count="24"/>
  </office:meta>
</office:document-meta>
</file>